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 style:list-style-name="L1">
      <style:paragraph-properties fo:margin-top="0cm" fo:margin-bottom="0cm" style:writing-mode="lr-tb"/>
    </style:style>
    <style:style style:name="P4" style:family="paragraph" style:parent-style-name="Text_20_body" style:list-style-name="L2">
      <style:paragraph-properties fo:margin-top="0cm" fo:margin-bottom="0cm" style:writing-mode="lr-tb"/>
    </style:style>
    <style:style style:name="P5" style:family="paragraph" style:parent-style-name="Text_20_body" style:list-style-name="L3">
      <style:paragraph-properties fo:margin-top="0cm" fo:margin-bottom="0cm" style:writing-mode="lr-tb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style:writing-mode="lr-tb"/>
    </style:style>
    <style:style style:name="P9" style:family="paragraph" style:parent-style-name="Text_20_body" style:list-style-name="L3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1808132846" text:style-name="L1">
        <text:list-item>
          <text:p text:style-name="P3">Authenticate user before login in create user view. </text:p>
        </text:list-item>
        <text:list-item>
          <text:p text:style-name="P3">Create m2m_relationship signal on user__repositories. </text:p>
        </text:list-item>
        <text:list-item>
          <text:p text:style-name="P3">Add navigation bar with object types</text:p>
        </text:list-item>
        <text:list-item>
          <text:p text:style-name="P3">use virtualenv</text:p>
        </text:list-item>
        <text:list-item>
          <text:p text:style-name="P7">django Autoslug module</text:p>
        </text:list-item>
        <text:list-item>
          <text:p text:style-name="P3">create fixtures</text:p>
        </text:list-item>
      </text:list>
      <text:p text:style-name="P2"><text:line-break/>TODO:</text:p>
      <text:p text:style-name="P6"/>
      <text:list xml:id="list681759270" text:style-name="L2">
        <text:list-item>
          <text:p text:style-name="P4">figure out the linking</text:p>
          <text:list>
            <text:list-item>
              <text:p text:style-name="P4">add <text:span text:style-name="Teletype">get_absolute_url</text:span>() to models (<text:a xlink:type="simple" xlink:href="https://docs.djangoproject.com/en/dev/ref/models/instances/#django.db.models.Model.get_absolute_url" office:target-frame-name="_blank" xlink:show="new">https://docs.djangoproject.com/en/dev/ref/models/instances/#django.db.models.Model.get_absolute_url</text:a>) - @models.permalink </text:p>
            </text:list-item>
          </text:list>
        </text:list-item>
        <text:list-item>
          <text:p text:style-name="P4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4">get_latest_by</text:p>
            </text:list-item>
          </text:list>
        </text:list-item>
        <text:list-item>
          <text:p text:style-name="P4">CSS the pages:</text:p>
          <text:list>
            <text:list-item>
              <text:p text:style-name="P4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4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4">django assets</text:p>
            </text:list-item>
          </text:list>
        </text:list-item>
        <text:list-item>
          <text:p text:style-name="P4">error pages</text:p>
          <text:list>
            <text:list-item>
              <text:p text:style-name="P4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4">404</text:p>
            </text:list-item>
            <text:list-item>
              <text:p text:style-name="P4">403</text:p>
            </text:list-item>
            <text:list-item>
              <text:p text:style-name="P4">site is temporarily unavailable</text:p>
            </text:list-item>
          </text:list>
        </text:list-item>
        <text:list-item>
          <text:p text:style-name="P4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4">consider Class based views for forms:</text:p>
          <text:list>
            <text:list-item>
              <text:p text:style-name="P4"><text:a xlink:type="simple" xlink:href="https://docs.djangoproject.com/en/dev/topics/class-based-views/" office:target-frame-name="_blank" xlink:show="new">https://docs.djangoproject.com/en/dev/topics/class-based-views/</text:a> </text:p>
            </text:list-item>
            <text:list-item>
              <text:p text:style-name="P4"><text:a xlink:type="simple" xlink:href="https://docs.djangoproject.com/en/dev/topics/class-based-views/generic-editing/" office:target-frame-name="_blank" xlink:show="new">https://docs.djangoproject.com/en/dev/topics/class-based-views/generic-editing/</text:a></text:p>
            </text:list-item>
            <text:list-item>
              <text:p text:style-name="P4"><text:a xlink:type="simple" xlink:href="https://docs.djangoproject.com/en/dev/topics/class-based-views/generic-editing/#ajax-example" office:target-frame-name="_blank" xlink:show="new">https://docs.djangoproject.com/en/dev/topics/class-based-views/generic-editing/#ajax-example</text:a> </text:p>
            </text:list-item>
          </text:list>
        </text:list-item>
        <text:list-item>
          <text:p text:style-name="P4">django form utils module (<text:a xlink:type="simple" xlink:href="https://pypi.python.org/pypi/django-form-utils" office:target-frame-name="_blank" xlink:show="new">https://pypi.python.org/pypi/django-form-utils</text:a>) </text:p>
        </text:list-item>
        <text:list-item>
          <text:p text:style-name="P4">django crispy forms module (<text:a xlink:type="simple" xlink:href="https://github.com/maraujop/django-crispy-forms" office:target-frame-name="_blank" xlink:show="new">https://github.com/maraujop/django-crispy-forms</text:a>)</text:p>
        </text:list-item>
        <text:list-item>
          <text:p text:style-name="P4">creating python modules </text:p>
          <text:list>
            <text:list-item>
              <text:p text:style-name="P4">fuzzy numbers module </text:p>
              <text:list>
                <text:list-item>
                  <text:p text:style-name="P4">core functios</text:p>
                </text:list-item>
                <text:list-item>
                  <text:p text:style-name="P4">Fuzzy number class</text:p>
                </text:list-item>
              </text:list>
            </text:list-item>
          </text:list>
        </text:list-item>
        <text:list-item>
          <text:p text:style-name="P4">add Object type repository view on index page: </text:p>
          <text:list>
            <text:list-item>
              <text:p text:style-name="P4">adding new elements to repository</text:p>
            </text:list-item>
            <text:list-item>
              <text:p text:style-name="P4">validation of proper link</text:p>
            </text:list-item>
            <text:list-item>
              <text:p text:style-name="P4">reading meta information</text:p>
            </text:list-item>
            <text:list-item>
              <text:p text:style-name="P4">dart interface to generate/add new object:</text:p>
              <text:list>
                <text:list-item>
                  <text:p text:style-name="P4"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4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4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4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4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4"><text:soft-page-break/>dart angular and polymer:</text:p>
                  <text:list>
                    <text:list-item>
                      <text:p text:style-name="P4"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4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4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4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4">GEvent (<text:a xlink:type="simple" xlink:href="http://www.gevent.org/" office:target-frame-name="_blank" xlink:show="new">http://www.gevent.org/</text:a>) </text:p>
                </text:list-item>
                <text:list-item>
                  <text:p text:style-name="P4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4">MEDIA folder</text:p>
            </text:list-item>
            <text:list-item>
              <text:p text:style-name="P4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4">by categories</text:p>
                </text:list-item>
              </text:list>
            </text:list-item>
          </text:list>
        </text:list-item>
        <text:list-item>
          <text:p text:style-name="P4">django-debug-toolbar (<text:a xlink:type="simple" xlink:href="https://github.com/django-debug-toolbar/django-debug-toolbar" office:target-frame-name="_blank" xlink:show="new">https://github.com/django-debug-toolbar/django-debug-toolbar</text:a>)</text:p>
        </text:list-item>
        <text:list-item>
          <text:p text:style-name="P4">profiling (<text:a xlink:type="simple" xlink:href="https://gun.io/blog/fast-as-fuck-django-part-1-using-a-profiler/" office:target-frame-name="_blank" xlink:show="new">https://gun.io/blog/fast-as-fuck-django-part-1-using-a-profiler/</text:a>)</text:p>
        </text:list-item>
        <text:list-item>
          <text:p text:style-name="P4">creating new lists:</text:p>
          <text:list>
            <text:list-item>
              <text:p text:style-name="P4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4">adding new elements to list</text:p>
            </text:list-item>
            <text:list-item>
              <text:p text:style-name="P4">showing list:</text:p>
            </text:list-item>
            <text:list-item>
              <text:p text:style-name="P4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 office:target-frame-name="_blank" xlink:show="new">https://pypi.python.org/pypi/django-pagination/1.0.7</text:a>)</text:p>
            </text:list-item>
          </text:list>
        </text:list-item>
        <text:list-item>
          <text:p text:style-name="P4">UI for comparing objects inside list</text:p>
        </text:list-item>
        <text:list-item>
          <text:p text:style-name="P4">Watching and applying changes real time:</text:p>
          <text:list>
            <text:list-item>
              <text:p text:style-name="P4">MongoDB (<text:a xlink:type="simple" xlink:href="https://www.mongodb.org/" office:target-frame-name="_blank" xlink:show="new">https://www.mongodb.org/</text:a>)</text:p>
            </text:list-item>
            <text:list-item>
              <text:p text:style-name="P4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4">Websockets:</text:p>
              <text:list>
                <text:list-item>
                  <text:p text:style-name="P4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4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4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4">creating views</text:p>
        </text:list-item>
        <text:list-item>
          <text:p text:style-name="P4">creating brackets</text:p>
        </text:list-item>
        <text:list-item>
          <text:p text:style-name="P4">tests</text:p>
          <text:list>
            <text:list-item>
              <text:p text:style-name="P4">fixtures in tests (<text:a xlink:type="simple" xlink:href="https://docs.djangoproject.com/en/dev/topics/testing/tools/#fixture-loading" office:target-frame-name="_blank" xlink:show="new">https://docs.djangoproject.com/en/dev/topics/testing/tools/#fixture-loading</text:a>) </text:p>
            </text:list-item>
            <text:list-item>
              <text:p text:style-name="P4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4">Selenium (<text:a xlink:type="simple" xlink:href="http://docs.seleniumhq.org/" office:target-frame-name="_blank" xlink:show="new">http://docs.seleniumhq.org/</text:a>)</text:p>
            </text:list-item>
            <text:list-item>
              <text:p text:style-name="P4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4">Integrate GA</text:p>
        </text:list-item>
        <text:list-item>
          <text:p text:style-name="P4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4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4">Social login</text:p>
          <text:list>
            <text:list-item>
              <text:p text:style-name="P4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4"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8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6">TODO LATER:</text:p>
      <text:list xml:id="list1149185175" text:style-name="L3">
        <text:list-item>
          <text:p text:style-name="P5"><text:soft-page-break/>localized links </text:p>
        </text:list-item>
        <text:list-item>
          <text:p text:style-name="P5">translations </text:p>
        </text:list-item>
        <text:list-item>
          <text:p text:style-name="P5">caching</text:p>
        </text:list-item>
        <text:list-item>
          <text:p text:style-name="P5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5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5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5">AB testing</text:p>
        </text:list-item>
        <text:list-item>
          <text:p text:style-name="P5">extensions (chrome, opera)</text:p>
        </text:list-item>
        <text:list-item>
          <text:p text:style-name="P5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9">Raven (<text:a xlink:type="simple" xlink:href="http://raven.readthedocs.org/en/latest/install/" office:target-frame-name="_blank" xlink:show="new">http://raven.readthedocs.org/en/latest/install/</text:a>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10T23:24:03</dc:date>
    <meta:editing-duration>PT2H14M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92" meta:word-count="368" meta:character-count="4597" meta:non-whitespace-character-count="4380"/>
  </office:meta>
</office:document-meta>
</file>